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31cf" officeooo:paragraph-rsid="000831cf"/>
    </style:style>
    <style:style style:name="P2" style:family="paragraph" style:parent-style-name="Standard">
      <style:text-properties officeooo:rsid="000831cf" officeooo:paragraph-rsid="0009b5fa"/>
    </style:style>
    <style:style style:name="P3" style:family="paragraph" style:parent-style-name="Standard">
      <style:text-properties officeooo:rsid="000873e3" officeooo:paragraph-rsid="000873e3"/>
    </style:style>
    <style:style style:name="P4" style:family="paragraph" style:parent-style-name="Standard">
      <style:text-properties officeooo:rsid="000b6d38" officeooo:paragraph-rsid="000b6d38"/>
    </style:style>
    <style:style style:name="P5" style:family="paragraph" style:parent-style-name="Standard">
      <style:text-properties officeooo:rsid="000ba483" officeooo:paragraph-rsid="000ba483"/>
    </style:style>
    <style:style style:name="P6" style:family="paragraph" style:parent-style-name="Standard">
      <style:text-properties officeooo:rsid="000be086" officeooo:paragraph-rsid="000be086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officeooo:rsid="00159d81" officeooo:paragraph-rsid="000be086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fo:font-weight="bold" officeooo:rsid="00159d81" officeooo:paragraph-rsid="000be086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159d81" officeooo:paragraph-rsid="000be086" style:font-size-asian="13pt" style:font-size-complex="13pt"/>
    </style:style>
    <style:style style:name="P10" style:family="paragraph" style:parent-style-name="Standard">
      <style:text-properties officeooo:rsid="0009b5fa" officeooo:paragraph-rsid="0009b5fa"/>
    </style:style>
    <style:style style:name="T1" style:family="text">
      <style:text-properties officeooo:rsid="000873e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873e3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ba483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be086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0ba483"/>
    </style:style>
    <style:style style:name="T8" style:family="text">
      <style:text-properties style:text-underline-style="solid" style:text-underline-width="auto" style:text-underline-color="font-color" officeooo:rsid="000be08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873e3" style:font-weight-asian="bold" style:font-weight-complex="bold"/>
    </style:style>
    <style:style style:name="T11" style:family="text">
      <style:text-properties fo:font-weight="bold" officeooo:rsid="0009b5fa" style:font-weight-asian="bold" style:font-weight-complex="bold"/>
    </style:style>
    <style:style style:name="T12" style:family="text">
      <style:text-properties fo:font-weight="bold" officeooo:rsid="000ba483" style:font-weight-asian="bold" style:font-weight-complex="bold"/>
    </style:style>
    <style:style style:name="T13" style:family="text">
      <style:text-properties fo:font-weight="bold" officeooo:rsid="000be086" style:font-weight-asian="bold" style:font-weight-complex="bold"/>
    </style:style>
    <style:style style:name="T14" style:family="text">
      <style:text-properties fo:font-weight="bold" officeooo:rsid="000ce364" style:font-weight-asian="bold" style:font-weight-complex="bold"/>
    </style:style>
    <style:style style:name="T15" style:family="text">
      <style:text-properties fo:font-weight="bold" officeooo:rsid="000d6fab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092614"/>
    </style:style>
    <style:style style:name="T18" style:family="text">
      <style:text-properties officeooo:rsid="0009b5fa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text-underline-style="none" fo:font-weight="bold" officeooo:rsid="000ef63e" style:font-weight-asian="bold" style:font-weight-complex="bold"/>
    </style:style>
    <style:style style:name="T22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23" style:family="text">
      <style:text-properties style:text-line-through-style="none" style:text-line-through-type="none" style:text-underline-style="none" fo:font-weight="normal" officeooo:rsid="0009b5fa" style:font-weight-asian="normal" style:font-weight-complex="normal"/>
    </style:style>
    <style:style style:name="T24" style:family="text">
      <style:text-properties officeooo:rsid="000ba483"/>
    </style:style>
    <style:style style:name="T25" style:family="text">
      <style:text-properties officeooo:rsid="000be086"/>
    </style:style>
    <style:style style:name="T26" style:family="text">
      <style:text-properties officeooo:rsid="00113acd"/>
    </style:style>
    <style:style style:name="T27" style:family="text">
      <style:text-properties officeooo:rsid="001171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. Korisnici(<text:span text:style-name="T3">user_id</text:span>, <text:span text:style-name="T9">username</text:span><text:span text:style-name="T13">^</text:span>, <text:span text:style-name="T9">password</text:span>, <text:span text:style-name="T9">email</text:span><text:span text:style-name="T13">^</text:span>, <text:span text:style-name="T9">data_na_ragjanje</text:span>, visina, tezina, cel, nivo, <text:span text:style-name="T17">instruktor*, programa_za_ishrana*, programa_za_trening*</text:span>)</text:p>
      <text:p text:style-name="P2"><text:tab/><text:span text:style-name="T18">instruktor pokazuva kon Instruktori,</text:span></text:p>
      <text:p text:style-name="P10"><text:tab/>programa_za_ishrana kon Programi_za_ishrana</text:p>
      <text:p text:style-name="P2"><text:tab/><text:span text:style-name="T18">programa_za_trening kon Programi_za_trening</text:span></text:p>
      <text:p text:style-name="P1">2. Dnevnici_za_ishrana(<text:span text:style-name="T3">dnevnik_ishr_id</text:span>, <text:span text:style-name="T9">datum</text:span>, chas, <text:span text:style-name="T11">korisnik</text:span><text:span text:style-name="T18">*, </text:span><text:span text:style-name="T11">obrok</text:span><text:span text:style-name="T18">*</text:span>)</text:p>
      <text:p text:style-name="P1"><text:tab/><text:span text:style-name="T18">korisnik pokazuva kon Korisnici,</text:span></text:p>
      <text:p text:style-name="P1"><text:tab/><text:span text:style-name="T18">obrok pokazuva kon Obroci</text:span></text:p>
      <text:p text:style-name="P1">3. Dnevnici_za_trenin<text:span text:style-name="T26">g</text:span>(<text:span text:style-name="T3">dnevnik_trening_id</text:span>, <text:span text:style-name="T9">datum</text:span>, chas_start, chas_end, <text:span text:style-name="T11">korisnik</text:span><text:span text:style-name="T18">*, </text:span><text:span text:style-name="T11">trening</text:span><text:span text:style-name="T18">*</text:span>)</text:p>
      <text:p text:style-name="P1"><text:tab/><text:span text:style-name="T18">korisnik pokazuva kon Korisnici,</text:span></text:p>
      <text:p text:style-name="P1"><text:tab/><text:span text:style-name="T18">trening pokazuva kon Treninzi</text:span></text:p>
      <text:p text:style-name="P1">4. Dnevnici_za_trchanje(<text:span text:style-name="T3">dnevnik_run_id</text:span>, <text:span text:style-name="T9">datum</text:span>, <text:span text:style-name="T9">metri</text:span>, vreme_<text:span text:style-name="T27">min</text:span>, <text:span text:style-name="T11">korisnik</text:span><text:span text:style-name="T18">*</text:span>)</text:p>
      <text:p text:style-name="P1"><text:tab/><text:span text:style-name="T18">korisnik pokazuva kon Korisnici</text:span></text:p>
      <text:p text:style-name="P1">5. Obroci(<text:span text:style-name="T3">obrok_id,</text:span><text:span text:style-name="T20"> </text:span><text:span text:style-name="T21">opis_obrok^</text:span>)</text:p>
      <text:p text:style-name="P1">6. Hrana(<text:span text:style-name="T3">hrana_id</text:span>, <text:span text:style-name="T9">naziv_hrana</text:span><text:span text:style-name="T13">^</text:span>, <text:span text:style-name="T9">kalorii</text:span>, proteini, masti)</text:p>
      <text:p text:style-name="P1">7. Pialoci(<text:span text:style-name="T3">pialok_id</text:span>, <text:span text:style-name="T9">naziv_pialok</text:span><text:span text:style-name="T13">^</text:span>, <text:span text:style-name="T9">alkohol</text:span>, <text:span text:style-name="T9">hranliva_vrednost</text:span>)</text:p>
      <text:p text:style-name="P1">8. Suplementi(<text:span text:style-name="T3">suplement_id</text:span>, <text:span text:style-name="T9">naziv_supl</text:span><text:span text:style-name="T13">^</text:span>, opis_supl)</text:p>
      <text:p text:style-name="P1">9. Treninzi(<text:span text:style-name="T3">trening_id</text:span><text:span text:style-name="T22">, </text:span><text:span text:style-name="T23">sport*</text:span>)</text:p>
      <text:p text:style-name="P1"><text:tab/><text:span text:style-name="T18">sport pokazuva kon Sportovi</text:span></text:p>
      <text:p text:style-name="P1">10. Sportovi(<text:span text:style-name="T3">sport_id</text:span>, <text:span text:style-name="T9">naziv_sport</text:span><text:span text:style-name="T13">^</text:span>, <text:span text:style-name="T10">tezhina_sport</text:span>)</text:p>
      <text:p text:style-name="P1">11. Vezhbi(<text:span text:style-name="T3">vezhba_id</text:span>, <text:span text:style-name="T9">naziv_vezhba</text:span><text:span text:style-name="T13">^</text:span>, <text:span text:style-name="T10">tezhina_vezhba</text:span>)</text:p>
      <text:p text:style-name="P1">12.Fitnes_instruktori(<text:span text:style-name="T3">instruktor_id</text:span>, <text:span text:style-name="T9">data_na_ragjanje</text:span>, <text:span text:style-name="T9">username</text:span><text:span text:style-name="T13">^</text:span>, <text:span text:style-name="T9">password</text:span>, <text:span text:style-name="T9">email</text:span><text:span text:style-name="T13">^</text:span>)</text:p>
      <text:p text:style-name="P1">13.<text:span text:style-name="T1">Programi_za_ishrana(</text:span><text:span text:style-name="T4">programa_ishr_id</text:span><text:span text:style-name="T1">, </text:span><text:span text:style-name="T10">ime_programa_ishr</text:span><text:span text:style-name="T14">^</text:span><text:span text:style-name="T1">)</text:span></text:p>
      <text:p text:style-name="P3">14.Program<text:span text:style-name="T18">i</text:span>_za_trening(<text:span text:style-name="T3">programa_trening_id</text:span>, <text:span text:style-name="T9">ime_programa_trening</text:span><text:span text:style-name="T15">^</text:span>, <text:span text:style-name="T9">tezhina</text:span>, <text:span text:style-name="T9">potrebno_nivo)</text:span></text:p>
      <text:p text:style-name="P3"/>
      <text:p text:style-name="P4">15. Obrok_sodrz<text:span text:style-name="T24">h</text:span>i_hrana(<text:span text:style-name="T7">(</text:span><text:span text:style-name="T5">obrok</text:span><text:span text:style-name="T7">*, </text:span><text:span text:style-name="T5">hrana</text:span><text:span text:style-name="T7">*)</text:span><text:span text:style-name="T24">, </text:span><text:span text:style-name="T12">kolichina</text:span><text:span text:style-name="T24">)</text:span></text:p>
      <text:p text:style-name="P5">16. Obrok_sodrzhi_pialok(<text:span text:style-name="T2">(</text:span><text:span text:style-name="T3">obrok</text:span><text:span text:style-name="T2">*, </text:span><text:span text:style-name="T3">pialok</text:span><text:span text:style-name="T2">*)</text:span>, <text:span text:style-name="T9">kolichina_l</text:span>)</text:p>
      <text:p text:style-name="P5">17. Obrok_sodrzhi_suplement(<text:span text:style-name="T2">(</text:span><text:span text:style-name="T3">obrok</text:span><text:span text:style-name="T2">*, </text:span><text:span text:style-name="T3">suplement</text:span><text:span text:style-name="T2">*)</text:span>)</text:p>
      <text:p text:style-name="P5">18. Trening_sodrzhi_vezhba(<text:span text:style-name="T2">(</text:span><text:span text:style-name="T3">trening</text:span><text:span text:style-name="T2">*, </text:span><text:span text:style-name="T3">vez</text:span><text:span text:style-name="T6">h</text:span><text:span text:style-name="T3">ba</text:span><text:span text:style-name="T2">*)</text:span>, <text:span text:style-name="T9">povtoruvanja</text:span>)</text:p>
      <text:p text:style-name="P5">19. <text:span text:style-name="T25">Programi_za_hrana_sodrzhat_obroci(</text:span><text:span text:style-name="T6">programa_ishr</text:span><text:span text:style-name="T8">*, </text:span><text:span text:style-name="T6">obrok</text:span><text:span text:style-name="T8">*</text:span><text:span text:style-name="T25">)</text:span></text:p>
      <text:p text:style-name="P6">20. Programi_za_trening_sodrzhat_treninzi(<text:span text:style-name="T3">programa_trening</text:span><text:span text:style-name="T2">*, </text:span><text:span text:style-name="T3">trening</text:span><text:span text:style-name="T2">*</text:span>)</text:p>
      <text:p text:style-name="P6">21. Instrukturi_nudat_programi_za_ishrana(<text:span text:style-name="T3">programa_ishr</text:span><text:span text:style-name="T2">*, </text:span><text:span text:style-name="T3">instruktor</text:span><text:span text:style-name="T2">*</text:span>)</text:p>
      <text:p text:style-name="P6">22. Instruktori_nudat_programi_za_trening(<text:span text:style-name="T3">programa_trening</text:span><text:span text:style-name="T2">*, </text:span><text:span text:style-name="T3">instruktor</text:span><text:span text:style-name="T2">*</text:span>)</text:p>
      <text:p text:style-name="P6"/>
      <text:p text:style-name="P7">Агенда:</text:p>
      <text:p text:style-name="P9">потцртано<text:span text:style-name="T19"> – примарен клуч</text:span></text:p>
      <text:p text:style-name="P7">* - референца(покажувач)</text:p>
      <text:p text:style-name="P7">^ - уникатен податок за секој ред</text:p>
      <text:p text:style-name="P8">болдирано<text:span text:style-name="T16"> – not null податок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9T16:30:09.336481125</meta:creation-date>
    <dc:date>2020-01-10T16:53:46.089111150</dc:date>
    <meta:editing-duration>PT2H31M20S</meta:editing-duration>
    <meta:editing-cycles>6</meta:editing-cycles>
    <meta:generator>LibreOffice/6.3.3.2.0$Linux_X86_64 LibreOffice_project/30$Build-2</meta:generator>
    <meta:document-statistic meta:table-count="0" meta:image-count="0" meta:object-count="0" meta:page-count="1" meta:paragraph-count="36" meta:word-count="151" meta:character-count="1878" meta:non-whitespace-character-count="1752"/>
  </office:meta>
</office:document-meta>
</file>